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in" fo:margin-bottom="0in"/>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DJ-2000 nexus - Pro-Grade Digital DJ Deck</text:span></text:p>
      <text:p text:style-name="Text_20_body">Meet the next generation DJ turntable that opens doors to performances beyond your wildest dreams. Use the included rekordbox DJ software or download the new rekordbox app (learn more) to prepare mindblowing sets. The CDJ-2000nexus allows you to evolve beyond beat matching, and explore and master the newest DJ performance possibilities.</text:p>
      <text:p text:style-name="Standard"/>
      <text:p text:style-name="Standard"/>
      <text:p text:style-name="Standard"/>
      <text:p text:style-name="Text_20_body"><text:span text:style-name="Strong_20_Emphasis">Slip Mode</text:span><text:line-break/>Keep tracks playing muted during live edits such as loop, scratch or reverse. Release the jog wheel and the track comes back at exactly the right place.</text:p>
      <text:p text:style-name="Text_20_body"><text:span text:style-name="Strong_20_Emphasis">Sets well prepared</text:span><text:line-break/>Fully compatible with our free rekordbox™ DJ software. Download here</text:p>
      <text:p text:style-name="Text_20_body"><text:span text:style-name="Strong_20_Emphasis">Pro Quality hardware</text:span><text:line-break/>In a robust package, this turntable gives you all the ins and outs a pro dj needs.</text:p>
      <text:p text:style-name="Text_20_body"><text:span text:style-name="Strong_20_Emphasis">Find in the dark</text:span><text:line-break/>Illuminated needle search.</text:p>
      <text:p text:style-name="Text_20_body"><text:span text:style-name="Strong_20_Emphasis">Active loops</text:span><text:line-break/>Use rekordbock to define and set automatic loops.</text:p>
      <text:p text:style-name="Text_20_body"><text:span text:style-name="Strong_20_Emphasis">Always in tune</text:span><text:line-break/>Mastertempo locks the track’s pitch when changing the track tempo. The improved algorithm produces sound more faithful to the original tone.</text:p>
      <text:p text:style-name="Text_20_body"><text:span text:style-name="Strong_20_Emphasis">Beat Perfect</text:span><text:line-break/>Quantize snaps all cues and loops to the rekordbox beat grid; trigger Hot Cues and Hot Loops in perfect time.</text:p>
      <text:p text:style-name="Text_20_body"><text:span text:style-name="Strong_20_Emphasis">WiFi Music</text:span><text:line-break/>Wirelessly connect to rekordbox to play your music from your PC/Mac, Smartphone or tablet.</text:p>
      <text:p text:style-name="Text_20_body"><text:span text:style-name="Strong_20_Emphasis">Pro Sound</text:span><text:line-break/>Pro-quality audio circuitry comes as standard, with a built-in 24-bit/48 kHz sound card and new IEC connection for a powerful sound even at club volumes.</text:p>
      <text:p text:style-name="Text_20_body"><text:span text:style-name="Strong_20_Emphasis">More creative freedom</text:span><text:line-break/>Automatically beatmatch up to 4 playing decks.</text:p>
      <text:p text:style-name="Text_20_body"><text:span text:style-name="Strong_20_Emphasis">Wave Zoom &amp; more</text:span><text:line-break/>Deeper waveform analysis, beat countdown, phase meter, track key indicator. All the info you need.</text:p>
      <text:p text:style-name="Text_20_body"><text:span text:style-name="Strong_20_Emphasis">USB</text:span><text:line-break/>It still plays your MP3, AAC, WAV and AIFF files stored on USB devices.</text:p>
      <text:p text:style-name="Text_20_body"><text:span text:style-name="Strong_20_Emphasis">Specifications</text:span></text:p>
      <text:p text:style-name="Text_20_body">Main Features</text:p>
      <text:list xml:id="list4861455523689888021" text:style-name="L1">
        <text:list-item>
          <text:p text:style-name="P9">Playsmedia： </text:p>
          <text:list>
            <text:list-item>
              <text:p text:style-name="P9">iPhone/iPad/iPod touch,Android phone/Android Tablet, etc. </text:p>
            </text:list-item>
            <text:list-item>
              <text:p text:style-name="P9">USB storage devices (flash memory/HDD, etc.) </text:p>
            </text:list-item>
            <text:list-item>
              <text:p text:style-name="P9">SD memory cards </text:p>
            </text:list-item>
            <text:list-item>
              <text:p text:style-name="P9">computers (Mac/Windows PC) </text:p>
            </text:list-item>
            <text:list-item>
              <text:p text:style-name="P9">Audio CD, CD-R/RW </text:p>
            </text:list-item>
            <text:list-item>
              <text:p text:style-name="P9"><text:soft-page-break/>DVD±R/RW/R-DL </text:p>
            </text:list-item>
          </text:list>
        </text:list-item>
        <text:list-item>
          <text:p text:style-name="P9">Files: </text:p>
          <text:list>
            <text:list-item>
              <text:p text:style-name="P9">MP3, AAC, WAV,AIFF </text:p>
            </text:list-item>
            <text:list-item>
              <text:p text:style-name="P9">remark: iOS version of "rekordbox™" only plays MP3 and AAC </text:p>
            </text:list-item>
            <text:list-item>
              <text:p text:style-name="P9">MP3MPEG-1 32Kbps - 320 Kbps / MPEG-2 16 Kbps - 160 Kbps </text:p>
            </text:list-item>
          </text:list>
        </text:list-item>
        <text:list-item>
          <text:p text:style-name="P9">MIDI Control </text:p>
        </text:list-item>
        <text:list-item>
          <text:p text:style-name="P9">ProDJ Link </text:p>
        </text:list-item>
        <text:list-item>
          <text:p text:style-name="P9">rekordbox </text:p>
        </text:list-item>
        <text:list-item>
          <text:p text:style-name="P1">Anti Vibration </text:p>
        </text:list-item>
      </text:list>
      <text:p text:style-name="Text_20_body">Included Accessories</text:p>
      <text:list xml:id="list2552375743536540063" text:style-name="L2">
        <text:list-item>
          <text:p text:style-name="P10">Rekordbox software </text:p>
        </text:list-item>
        <text:list-item>
          <text:p text:style-name="P10">Power cord </text:p>
        </text:list-item>
        <text:list-item>
          <text:p text:style-name="P10">Stereo phono cable </text:p>
        </text:list-item>
        <text:list-item>
          <text:p text:style-name="P10">Control cable </text:p>
        </text:list-item>
        <text:list-item>
          <text:p text:style-name="P10">LAN cable </text:p>
        </text:list-item>
        <text:list-item>
          <text:p text:style-name="P10">Forced eject pin </text:p>
        </text:list-item>
        <text:list-item>
          <text:p text:style-name="P2">Manual </text:p>
        </text:list-item>
      </text:list>
      <text:p text:style-name="Text_20_body">Input/Output</text:p>
      <text:list xml:id="list6563416629562441359" text:style-name="L3">
        <text:list-item>
          <text:p text:style-name="P11">Disc Slot </text:p>
        </text:list-item>
        <text:list-item>
          <text:p text:style-name="P11">USB </text:p>
        </text:list-item>
        <text:list-item>
          <text:p text:style-name="P11">SD Card Slot </text:p>
        </text:list-item>
        <text:list-item>
          <text:p text:style-name="P11">Analogue Output: 1 stereo RCA </text:p>
        </text:list-item>
        <text:list-item>
          <text:p text:style-name="P3">Digital Output </text:p>
        </text:list-item>
      </text:list>
      <text:p text:style-name="Text_20_body">Display</text:p>
      <text:list xml:id="list729870362310368417" text:style-name="L4">
        <text:list-item>
          <text:p text:style-name="P12">Display: 6.1 inch full-colour LCD screen </text:p>
        </text:list-item>
        <text:list-item>
          <text:p text:style-name="P12">Wave Display </text:p>
        </text:list-item>
        <text:list-item>
          <text:p text:style-name="P12">Beat Display </text:p>
        </text:list-item>
        <text:list-item>
          <text:p text:style-name="P12">Jog Display </text:p>
        </text:list-item>
        <text:list-item>
          <text:p text:style-name="P12">Playing Address </text:p>
        </text:list-item>
        <text:list-item>
          <text:p text:style-name="P4">Wave Data </text:p>
        </text:list-item>
      </text:list>
      <text:p text:style-name="Text_20_body">Performance Control</text:p>
      <text:list xml:id="list7036374471235010446" text:style-name="L5">
        <text:list-item>
          <text:p text:style-name="P13">Jog Dial size: 206,0 mm </text:p>
        </text:list-item>
        <text:list-item>
          <text:p text:style-name="P13">Jog Dial type: Touch sensitive </text:p>
        </text:list-item>
        <text:list-item>
          <text:p text:style-name="P13">Hot Cue (sampler) </text:p>
        </text:list-item>
        <text:list-item>
          <text:p text:style-name="P13">Hot Loop </text:p>
        </text:list-item>
        <text:list-item>
          <text:p text:style-name="P13">Quick Start </text:p>
        </text:list-item>
        <text:list-item>
          <text:p text:style-name="P13">Auto Beat Loop / Emergency </text:p>
        </text:list-item>
        <text:list-item>
          <text:p text:style-name="P13">Beat / Loop Cutter </text:p>
        </text:list-item>
        <text:list-item>
          <text:p text:style-name="P13">Reverse </text:p>
        </text:list-item>
        <text:list-item>
          <text:p text:style-name="P13">Real Time Seamless Loop </text:p>
        </text:list-item>
        <text:list-item>
          <text:p text:style-name="P13">Loop Adjust: In / Out Adjust </text:p>
        </text:list-item>
        <text:list-item>
          <text:p text:style-name="P13">Loop Divide </text:p>
        </text:list-item>
        <text:list-item>
          <text:p text:style-name="P13">Reloop </text:p>
        </text:list-item>
        <text:list-item>
          <text:p text:style-name="P13">Jog Modes: CDJ / Vinyl mode </text:p>
        </text:list-item>
        <text:list-item>
          <text:p text:style-name="P13">Pitch Bend </text:p>
        </text:list-item>
        <text:list-item>
          <text:p text:style-name="P13"><text:soft-page-break/>Scratch Play / Cue </text:p>
        </text:list-item>
        <text:list-item>
          <text:p text:style-name="P13">Quick Scratch: After searching track </text:p>
        </text:list-item>
        <text:list-item>
          <text:p text:style-name="P13">Fader Start / Back Cue start </text:p>
        </text:list-item>
        <text:list-item>
          <text:p text:style-name="P13">Frame Search: 1 / 150 sec </text:p>
        </text:list-item>
        <text:list-item>
          <text:p text:style-name="P13">Needle Search/Needle Drop </text:p>
        </text:list-item>
        <text:list-item>
          <text:p text:style-name="P5">Vinyl Speed Adjust </text:p>
        </text:list-item>
      </text:list>
      <text:p text:style-name="Text_20_body">Tempo</text:p>
      <text:list xml:id="list4788436757289461832" text:style-name="L6">
        <text:list-item>
          <text:p text:style-name="P14">Master Tempo </text:p>
        </text:list-item>
        <text:list-item>
          <text:p text:style-name="P14">Tempo Control steps: 0.02% at +/-6%, 0.05% at +/- 10% &amp; 16%, 0.5% at WIDE </text:p>
        </text:list-item>
        <text:list-item>
          <text:p text:style-name="P14">Tempo Control Ranges (CD): +/-6%, +/-10%, +/-16%, +/-100% WIDE </text:p>
        </text:list-item>
        <text:list-item>
          <text:p text:style-name="P14">Tempo Control Ranges (MP3): +/-6%, +/-10%, +/-16%, +/-100% WIDE </text:p>
        </text:list-item>
        <text:list-item>
          <text:p text:style-name="P6">BPM Counter </text:p>
        </text:list-item>
      </text:list>
      <text:p text:style-name="Text_20_body">Cue Functions</text:p>
      <text:list xml:id="list5484952790075177897" text:style-name="L7">
        <text:list-item>
          <text:p text:style-name="P15">Auto Cue </text:p>
        </text:list-item>
        <text:list-item>
          <text:p text:style-name="P15">Manual Cue </text:p>
        </text:list-item>
        <text:list-item>
          <text:p text:style-name="P15">Real Time Cue </text:p>
        </text:list-item>
        <text:list-item>
          <text:p text:style-name="P15">Cue point sampler </text:p>
        </text:list-item>
        <text:list-item>
          <text:p text:style-name="P15">Cue / Loop Memory </text:p>
        </text:list-item>
        <text:list-item>
          <text:p text:style-name="P7">Front loading Slot-In CD </text:p>
        </text:list-item>
      </text:list>
      <text:p text:style-name="Text_20_body">Specifications</text:p>
      <text:list xml:id="list2327883139601098279" text:style-name="L8">
        <text:list-item>
          <text:p text:style-name="P16">Processor: Wolfson DAC processor </text:p>
        </text:list-item>
        <text:list-item>
          <text:p text:style-name="P16">Soundcard: 24-bit/48 kHz sound card </text:p>
        </text:list-item>
        <text:list-item>
          <text:p text:style-name="P16">Frequency Response: 4 Hz ~ 20 kHz </text:p>
        </text:list-item>
        <text:list-item>
          <text:p text:style-name="P16">Signal to Noise Ratio: 115 dB or more (JEITA) </text:p>
        </text:list-item>
        <text:list-item>
          <text:p text:style-name="P16">Distortion: 0,0018 % (JEITA) </text:p>
        </text:list-item>
        <text:list-item>
          <text:p text:style-name="P16">Audio Output Level: 2.0 V rms (1kHz, 0 dB) </text:p>
        </text:list-item>
        <text:list-item>
          <text:p text:style-name="P16">Power Consumption: 37 Watt </text:p>
        </text:list-item>
        <text:list-item>
          <text:p text:style-name="P16">Power Requirements: 220 - 240 V, 50/60 Hz </text:p>
        </text:list-item>
        <text:list-item>
          <text:p text:style-name="P16">Dimensions (W x H xD): 320 x 106.4 x 405.7  mm </text:p>
        </text:list-item>
        <text:list-item>
          <text:p text:style-name="P8">Net Weight4,7  kg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7S</meta:editing-duration>
    <meta:editing-cycles>3</meta:editing-cycles>
    <meta:generator>OpenOffice/4.1.1$Win32 OpenOffice.org_project/411m6$Build-9775</meta:generator>
    <dc:date>2018-02-10T12:46:03.94</dc:date>
    <meta:document-statistic meta:table-count="0" meta:image-count="0" meta:object-count="0" meta:page-count="3" meta:paragraph-count="97" meta:word-count="651" meta:character-count="3572"/>
    <dc:creator>Marti </dc:creator>
    <meta:user-defined meta:name="Info 1"/>
    <meta:user-defined meta:name="Info 2"/>
    <meta:user-defined meta:name="Info 3"/>
    <meta:user-defined meta:name="Info 4"/>
  </office:meta>
</office:document-meta>
</file>